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042f2b"/>
    </style:style>
    <style:style style:name="P2" style:family="paragraph" style:parent-style-name="Text_20_body">
      <style:text-properties officeooo:paragraph-rsid="0005a4ec"/>
    </style:style>
    <style:style style:name="P3" style:family="paragraph" style:parent-style-name="Heading_20_2">
      <style:text-properties officeooo:rsid="00042f2b"/>
    </style:style>
    <style:style style:name="P4" style:family="paragraph" style:parent-style-name="Text_20_body">
      <style:text-properties officeooo:rsid="0005a4ec" officeooo:paragraph-rsid="0005a4ec"/>
    </style:style>
    <style:style style:name="P5" style:family="paragraph" style:parent-style-name="Text_20_body">
      <style:text-properties officeooo:rsid="00042f2b"/>
    </style:style>
    <style:style style:name="P6" style:family="paragraph" style:parent-style-name="Text_20_body">
      <style:text-properties officeooo:rsid="0007df94" officeooo:paragraph-rsid="0007df94"/>
    </style:style>
    <style:style style:name="P7" style:family="paragraph" style:parent-style-name="Text_20_body">
      <style:text-properties officeooo:rsid="0007df94" officeooo:paragraph-rsid="00080886"/>
    </style:style>
    <style:style style:name="P8" style:family="paragraph" style:parent-style-name="Text_20_body">
      <style:text-properties officeooo:rsid="0007df94" officeooo:paragraph-rsid="000977a6"/>
    </style:style>
    <style:style style:name="P9" style:family="paragraph" style:parent-style-name="Standard">
      <style:text-properties officeooo:rsid="00042f2b" officeooo:paragraph-rsid="00042f2b"/>
    </style:style>
    <style:style style:name="P10" style:family="paragraph" style:parent-style-name="Standard">
      <style:text-properties officeooo:rsid="0005855b" officeooo:paragraph-rsid="0005855b"/>
    </style:style>
    <style:style style:name="P11" style:family="paragraph" style:parent-style-name="Standard">
      <style:text-properties officeooo:rsid="0007af1b" officeooo:paragraph-rsid="0007af1b"/>
    </style:style>
    <style:style style:name="T1" style:family="text">
      <style:text-properties officeooo:rsid="00042f2b"/>
    </style:style>
    <style:style style:name="T2" style:family="text">
      <style:text-properties officeooo:rsid="0005855b"/>
    </style:style>
    <style:style style:name="T3" style:family="text">
      <style:text-properties officeooo:rsid="0005a4ec"/>
    </style:style>
    <style:style style:name="T4" style:family="text">
      <style:text-properties officeooo:rsid="0007728a"/>
    </style:style>
    <style:style style:name="T5" style:family="text">
      <style:text-properties officeooo:rsid="00080886"/>
    </style:style>
    <style:style style:name="T6" style:family="text">
      <style:text-properties officeooo:rsid="000977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1. Architecture of the code</text:h>
      <text:p text:style-name="P9">The architecture of the code is divided in differens function files and a main.m script which contains the main algorihm.</text:p>
      <text:p text:style-name="P9"/>
      <text:p text:style-name="P9">This main algorithm implements two nested loops that iterate through a combination of K and R values, where K represents the number of neighbors to be used when applying the kNN algorithms, and R represents the type of distance operator to be used when calculating the distance between elements in the training space with respect to the test element.</text:p>
      <text:p text:style-name="P9"/>
      <text:p text:style-name="P9">The R value can take the following values:</text:p>
      <text:p text:style-name="P9"><text:tab/>1 = Manhattan distance</text:p>
      <text:p text:style-name="P9"><text:tab/>2 = Euclidean distance</text:p>
      <text:p text:style-name="P1"><text:span text:style-name="T1"><text:tab/>3 = </text:span><text:span text:style-name="T4">Cubic distance</text:span></text:p>
      <text:p text:style-name="P9"/>
      <text:p text:style-name="P9">For each combination of K and R values, the different folds of the dataset will be parsed processed by using the CBR algorithm (explained at section 1.5), which will return for each fold the degree of success of the classification process over the test data.</text:p>
      <text:p text:style-name="P9"/>
      <text:p text:style-name="P9">When the degree of success of the classification for all of the folds for a combination of K and R are calculated, the data is used to calculate then the mean and standard deviation of this success, and these values are printed on the screen.</text:p>
      <text:p text:style-name="P9"/>
      <text:p text:style-name="P1"><text:span text:style-name="T1">The first part of the process has outputted as a result a set of means and standard deviations for each K and R combination, which allows us to </text:span><text:span text:style-name="T2">manually </text:span><text:span text:style-name="T1">select the best values for the following steps to be performed.</text:span></text:p>
      <text:p text:style-name="P9"/>
      <text:p text:style-name="P10">TODO: EXPLAIN STEPS AFTER K AND R SELECTION</text:p>
      <text:p text:style-name="P10"/>
      <text:h text:style-name="P3" text:outline-level="2">1.1 The 10-fold parser</text:h>
      <text:p text:style-name="P4">The 10-fold parser is divided into two functions. The core one is the parser_arff.m function, which parses a specific file by parsing each data row and transforming the row to a row of integers before adding it to the output matrix.</text:p>
      <text:p text:style-name="P4"/>
      <text:p text:style-name="P4">The main difference between this parser and the one implemented in the previous practicall worki s the fact that now the column representing the classification for each individual is also parsed. To do so, the @ATTRIBUTE line of the file representing the output class column is parsed, and its set of possible classes is saved inside a vector.</text:p>
      <text:p text:style-name="P4"/>
      <text:p text:style-name="P4">Then, this vector is used to convert the last parameter of each parsed row to an integer value, which corresponds to the index of the class name inside of the classes vector. This is done so that all rows in all files for the set of files of the same problem have the same value assigned to each class name.</text:p>
      <text:p text:style-name="P4"/>
      <text:p text:style-name="P4">When all of the data is parsed, a matrix containing the feature columns and the output class columns is returned by the function, along with a vector that contains the ordered list of output classes.</text:p>
      <text:p text:style-name="P4"/>
      <text:p text:style-name="P2"><text:span text:style-name="T3">The reason why the classes are converted to an integer value is that, by one side, it's the only way to </text:span><text:soft-page-break/><text:span text:style-name="T3">have both features and output classes inside a matrix, since matlab would create a cell matrix to store mixed fields, and that would make it harder to work with the data. Also, another reason is that the comparsion of integer elements is much faster than string elements.</text:span></text:p>
      <text:p text:style-name="P4"/>
      <text:p text:style-name="P4">The second function of the parser is the one contained inside the parser_nfold.m file, and it's function is to, given a set name and a number of fold, find the test and train files for that set and fold, call the parser_arff function for each file, return the matrixes and parse the output classes glossary (the relation between the class names and their index).</text:p>
      <text:p text:style-name="P4"/>
      <text:h text:style-name="P3" text:outline-level="2">1.2 The kNN implementation</text:h>
      <text:p text:style-name="P11"/>
      <text:h text:style-name="P3" text:outline-level="2">1.3 The weighted kNN implementation</text:h>
      <text:p text:style-name="P9"/>
      <text:h text:style-name="P3" text:outline-level="2">1.4 The selected kNN implementation</text:h>
      <text:p text:style-name="P5"/>
      <text:h text:style-name="P3" text:outline-level="2">1.5 The CBR</text:h>
      <text:p text:style-name="P6">The CBR algoritm is implemented inside the cbr.m function file, and it accepts as parameters the train and test matrixes, the K and R values, and a value indicating which kind of kNN algorithm to accept. This last parameter is defined as follows:</text:p>
      <text:p text:style-name="P6"><text:tab/>1 =&gt; normal kNN</text:p>
      <text:p text:style-name="P6"><text:tab/>2 =&gt; weighted kNN</text:p>
      <text:p text:style-name="P6"><text:tab/>3 =&gt; selected kNN</text:p>
      <text:p text:style-name="P6"/>
      <text:p text:style-name="P6">What this algorithm does is, for each member of the test matrix, find the K nearest neighbors in the train matrix, then count the number of retrieved elements for each class and assign to the test element the most polled class.</text:p>
      <text:p text:style-name="P6"/>
      <text:p text:style-name="P7"><text:span text:style-name="T5">It's possible, though, that threre are various classes with the same number of predictors. In that case, what is done is to calculate the distances from the predictors of each class to the elements, and keep the class which has its predictors closer to the test individual.</text:span></text:p>
      <text:p text:style-name="P7"><text:span text:style-name="T5"/></text:p>
      <text:p text:style-name="P7"><text:span text:style-name="T5">After the class has been selected, it's checked that the prediction is correct, and if it is the counter of <text:s/>successful predictors is increased. Also, if the prediction is correct and the entropy of the predictor is higher than a certain value (in our case 0.6), the testing individual is learned. The function that calculated the entropy value (which is in the range 0 – 1) is defined as follows:</text:span></text:p>
      <text:p text:style-name="P7"><text:span text:style-name="T5"/></text:p>
      <text:p text:style-name="P7"><text:span text:style-name="T5">entropy = prob(n) * log2(prob(n)) / log2(num_classes)</text:span></text:p>
      <text:p text:style-name="P6"/>
      <text:p text:style-name="P8"><text:span text:style-name="T6">Finally, once all of the test individuals have been classified, the number of successes is divided by </text:span><text:soft-page-break/><text:span text:style-name="T6">the number of individuals to get the accuracy, and this value is returned by the fun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5T15:46:05</meta:creation-date>
    <dc:date>2012-11-16T12:56:29</dc:date>
    <meta:editing-duration>PT59M20S</meta:editing-duration>
    <meta:editing-cycles>7</meta:editing-cycles>
    <meta:generator>LibreOffice/3.6$MacOSX_x86 LibreOffice_project/e29a214-2bbed72-0621de6-a97528c-8f066d</meta:generator>
    <meta:document-statistic meta:table-count="0" meta:image-count="0" meta:object-count="0" meta:page-count="3" meta:paragraph-count="31" meta:word-count="842" meta:character-count="4751" meta:non-whitespace-character-count="3933"/>
  </office:meta>
</office:document-meta>
</file>